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 fo:margin-left="0cm" fo:text-indent="0cm" style:auto-text-indent="false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wdhth75lrtnf"/>Φύλλο Εργασίας 4</text:p>
      <text:p text:style-name="P1"><text:bookmark text:name="_nht6u0y81u4v"/>AI Camera Huskylens</text:p>
      <text:p text:style-name="Heading_20_2"><text:bookmark text:name="_5y8vc6in39g"/>Δραστηριότητα 1</text:p>
      <text:p text:style-name="normal" loext:marker-style-name="T2">Μπείτε στο <text:a xlink:type="simple" xlink:href="https://wiki.dfrobot.com/HUSKYLENS_V1.0_SKU_SEN0305_SEN0336" text:style-name="ListLabel_20_1" text:visited-style-name="ListLabel_20_1"><text:span text:style-name="T1">https://wiki.dfrobot.com/HUSKYLENS_V1.0_SKU_SEN0305_SEN0336</text:span></text:a> και μελετήστε τις ενότητες <text:span text:style-name="T2">1.Introduction</text:span>, <text:span text:style-name="T2">2.Specification</text:span> και <text:span text:style-name="T2">3.Board Overview</text:span></text:p>
      <text:p text:style-name="Heading_20_2"><text:bookmark text:name="_590dc8e64qcj"/>Δραστηριότητα 2</text:p>
      <text:p text:style-name="normal">Μελετήστε την ενότητα <text:span text:style-name="T2">7.Functions Introduction</text:span> και πειραματιστείτε με τις λειτουργίες <text:span text:style-name="T2">Object Tracking</text:span> και <text:span text:style-name="T2">Object Recognition</text:span>.</text:p>
      <text:p text:style-name="Heading_20_2"><text:bookmark text:name="_kif2krfzvnf7"/>Δραστηριότητα 3</text:p>
      <text:p text:style-name="normal">Μελετήστε την ενότητα <text:span text:style-name="T2">8. Arduino Tutorial</text:span> και εγκαταστήστε στο Arduino IDE τη βιβλιοθήκη σύμφωνα με τις οδηγίες.</text:p>
      <text:p text:style-name="Heading_20_2"><text:bookmark text:name="_f0i36ktbuo1x"/>Δραστηριότητα 4</text:p>
      <text:p text:style-name="normal">Συνδέστε την κάμερα στο Arduino με τη μέθοδο <text:span text:style-name="T2">I2C Mode</text:span>.</text:p>
      <text:p text:style-name="Heading_20_2"><text:bookmark text:name="_6dy7xuok66p0"/>Δραστηριότητα 5</text:p>
      <text:p text:style-name="normal">Κάντε το παράδειγμα <text:span text:style-name="T2">HUSKYLENS_I2C </text:span>που θα βρείτε στη διαδρομή <text:span text:style-name="T2">Αρχείο-&gt;Παραδείγματα-&gt;HUSKYLENS</text:span> του Arduino IDE.</text:p>
      <text:p text:style-name="Heading_20_2"><text:bookmark text:name="_ygoh6qho3dw7"/>Δραστηριότητα 6</text:p>
      <text:p text:style-name="normal">Εκπαιδεύστε την κάμερα έτσι ώστε να αναγνωρίζει ένα αυτοκινητάκι ως <text:span text:style-name="T2">car:ID1</text:span>.</text:p>
      <text:p text:style-name="Heading_20_2"><text:bookmark text:name="_rfoi11qx8ja6"/>Δραστηριότητα 7</text:p>
      <text:p text:style-name="normal">Χρησιμοποιήστε τον ενσωματωμένο αλγόριθμο αναγνώρισης αντικειμένων (ALGORITHM_OBJECT_RECOGNITION) για να μετρήσετε τα αντικείμενα τύπου ID1 (δηλ. αυτοκίνητα) που βλέπει η κάμερα. </text:p>
      <text:p text:style-name="normal"><text:span text:style-name="T3">Υπόδειξη: </text:span>Ξεκινήστε από το παράδειγμα <text:span text:style-name="T2">HUSKYLENS_ADVANCED </text:span>και χρησιμοποιήστε μόνο τη λειτουργία που χρειάζεται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l" fo:country="G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l" fo:country="G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1" meta:paragraph-count="17" meta:word-count="131" meta:character-count="1055" meta:non-whitespace-character-count="940"/>
    <meta:generator>LibreOffice/24.2.3.2$Windows_X86_64 LibreOffice_project/433d9c2ded56988e8a90e6b2e771ee4e6a5ab2ba</meta:generator>
  </office:meta>
</office:document-meta>
</file>